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ode.setProperty( String name , Value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ientNode.has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doneMerge(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In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Value [ ] values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Node.has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.orderBefore( String src , String d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Mixin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CorrespondingNodePath(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restore( Version version , String path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is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Primary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hasProperty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check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Property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Node.has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holds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addNode( String path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Node.getPrimaryNod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restoreByLabel( String label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.getVersionHis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isNode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Value value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Node.canAddMixi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Nodes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cancelMerge(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String valu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Refere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addMixi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merge( String workspace , boolean bestEff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.ge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restore( Version version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getProperties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.setProperty( String name , String [ ] str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Node.getBase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update(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String [ ] strings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lock( boolean isDeep , boolean isSessionSco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Node.restore( String version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check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un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setProperty( String name , 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ientNode.setProperty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.ClientNode( Session session , RemoteNode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Node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add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isCheck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.removeMixi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